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1" fo:font-size="10.5pt"/>
    </style:style>
    <style:style style:name="P4" style:family="paragraph" style:parent-style-name="Text_20_body">
      <style:paragraph-properties fo:margin-left="0cm" fo:margin-right="0cm" fo:line-height="120%" fo:text-align="justify" style:justify-single-word="false" fo:text-indent="1.251cm" style:auto-text-indent="false"/>
      <style:text-properties style:font-name="Times New Roman1" fo:font-size="10.5pt"/>
    </style:style>
    <style:style style:name="P5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6" style:family="paragraph" style:parent-style-name="Text_20_body">
      <style:paragraph-properties fo:margin-left="0cm" fo:margin-right="0cm" fo:line-height="115%" fo:text-align="justify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7" style:family="paragraph" style:parent-style-name="Text_20_body">
      <style:text-properties fo:font-variant="normal" fo:text-transform="none" style:font-name="Times New Roman1" fo:font-size="10.5pt" fo:font-style="normal" fo:font-weight="normal" style:font-size-asian="11pt" style:font-size-complex="11pt"/>
    </style:style>
    <style:style style:name="P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9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10" style:family="paragraph" style:parent-style-name="Text_20_body"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11" style:family="paragraph" style:parent-style-name="Text_20_body">
      <style:paragraph-properties fo:margin-left="0cm" fo:margin-right="0cm" fo:line-height="115%" fo:text-align="justify" style:justify-single-word="false" fo:text-indent="1.251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line-height="120%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fo:font-size="10.5pt"/>
    </style:style>
    <style:style style:name="T2" style:family="text">
      <style:text-properties fo:font-size="10pt"/>
    </style:style>
    <style:style style:name="T3" style:family="text">
      <style:text-properties style:font-name="Times New Roman1" fo:font-size="10pt"/>
    </style:style>
    <style:style style:name="T4" style:family="text">
      <style:text-properties style:font-name="Times New Roman1" fo:font-size="10.5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firo o pedido.</text:p>
      <text:p text:style-name="P8">Cumpra-se o acórdão de evento 23.2, atualizando a pena referente ao processo criminal nº 0100818-46.2020.8.20.0124 para 08 (oito) anos, 10 (dez) meses e 20 (vinte) dias de reclusão.</text:p>
      <text:p text:style-name="P8">Após, dê-se vista às partes do novo atestado de pena.</text:p>
      <text:p text:style-name="P1"/>
      <text:p text:style-name="P1"/>
      <text:p text:style-name="P1"/>
      <text:p text:style-name="P1"/>
      <text:p text:style-name="P10"><text:tab/>Defiro o pedido da Defesa.</text:p>
      <text:p text:style-name="P12"><text:span text:style-name="T7">Cumpra-se o acórdão de evento 229.2, atualizando a pena referente ao processo criminal nº </text:span>0105778-65.2016.8.20.0001<text:span text:style-name="T6"> </text:span><text:span text:style-name="T7">para </text:span> 06(seis) anos, 07 (sete) meses e 10 (dez) dias de reclusã<text:span text:style-name="T7">o.</text:span></text:p>
      <text:p text:style-name="P13"><text:span text:style-name="T7">Ademais, em razão da alteração do quantum da pena do processo criminal nº </text:span>0105778-65.2016.8.20.0001<text:span text:style-name="T7">, torno sem efeito a decisão de evento 24 e unifico em 33 (trinta e três) anos, 9 (nove) meses e 25 (vinte e cinco) dias a pena privativa de liberdade em execução nestes autos, sendo 32 (trinta e dois) anos,  11 (quatro) meses e 25 (vinte e cinco) dias de reclusão e 10 (dez) meses de detenção a ser cumprida em regime fechado, face ao saldo de pena. </text:span></text:p>
      <text:p text:style-name="P11">A data base para fins de progressão de regime não deve ser alterada.</text:p>
      <text:p text:style-name="P9">P.R.I. Comunique-se ao estabelecimento prisional e atualize-se o atestado de pena a cumprir, bem como verifique-se a situação no BNMP.</text:p>
      <text:p text:style-name="P1"/>
      <text:p text:style-name="P1"/>
      <text:p text:style-name="P1"/>
      <text:p text:style-name="P7">Defiro o pedido da Defesa.</text:p>
      <text:p text:style-name="P3"><text:span text:style-name="T7">Cumpra-se os acórdãos de revisão criminal eventos 98.2 e 91.3, atualizando as penas referentes aos processos criminais nº </text:span>0800676-51.2017.4.05.8403<text:span text:style-name="T6"> </text:span><text:span text:style-name="T7">para </text:span> 08 (oito) anos e 3 (três) meses de reclusão, e do nº 0000319-75.2015.4.05.8403 para 8 (oito) anos e 9 (nove) meses de reclusão</text:p>
      <text:p text:style-name="P4"><text:span text:style-name="T7">Ademais, em razão da alteração do quantum da penas dos processos criminais nº</text:span>0800676-51.2017.4.05.8403 e 0000319-75.2015.4.05.8403<text:span text:style-name="T7">, torno sem efeito a decisão de evento 64 e unifico em 45 (quarenta e cinco) anos e 10 (dez) meses a pena privativa de liberdade em execução nestes autos, a ser cumprida em regime fechado, face ao saldo de pena. </text:span></text:p>
      <text:p text:style-name="P6">A data base para fins de progressão de regime não deve ser alterada.</text:p>
      <text:p text:style-name="P5">P.R.I. Comunique-se ao estabelecimento prisional e atualize-se o atestado de pena a cumprir, bem como verifique-se a situação no BNMP.</text:p>
      <text:p text:style-name="P1"/>
      <text:p text:style-name="P1"/>
      <text:p text:style-name="P1"/>
      <text:p text:style-name="P1"/>
      <text:p text:style-name="P2">Cumpra-se o já decido no evento 414, fazendo constar a fração de 2/5 no cálculo da progressão de regime referente a pena do crime de homicídio qualificad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11:38:46.273000000</meta:creation-date>
    <dc:date>2023-09-05T13:34:18.143000000</dc:date>
    <meta:editing-duration>PT1H55M31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4" meta:word-count="351" meta:character-count="2116" meta:non-whitespace-character-count="1772"/>
  </office:meta>
</office:document-meta>
</file>